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F00000006F3EBFA0F8BCC7CC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Notas_20_Informativas">
      <style:text-properties fo:language="en" fo:country="GB"/>
    </style:style>
    <style:style style:name="P6" style:family="paragraph" style:parent-style-name="Titulo">
      <style:text-properties fo:language="en" fo:country="GB"/>
    </style:style>
    <style:style style:name="P7" style:family="paragraph" style:parent-style-name="Text_20_body">
      <style:text-properties fo:language="en" fo:country="GB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n" fo:country="GB"/>
    </style:style>
    <style:style style:name="P9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986e9" style:font-size-asian="24pt" style:font-weight-asian="bold" style:font-size-complex="24pt" style:font-weight-complex="bold"/>
    </style:style>
    <style:style style:name="P11" style:family="paragraph" style:parent-style-name="Text_20_body">
      <style:text-properties fo:color="#336633" loext:opacity="100%" fo:font-size="14pt" fo:language="en" fo:country="GB" style:font-size-asian="14pt" style:font-size-complex="14pt"/>
    </style:style>
    <style:style style:name="P12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3" style:family="paragraph" style:parent-style-name="Standard">
      <style:text-properties style:font-name="Calibri" fo:font-size="12pt" fo:language="en" fo:country="GB" officeooo:paragraph-rsid="002986e9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986e9" style:font-size-asian="12pt" style:font-size-complex="12pt"/>
    </style:style>
    <style:style style:name="P15" style:family="paragraph" style:parent-style-name="Standard">
      <style:text-properties style:font-name="Calibri" fo:font-size="12pt" officeooo:paragraph-rsid="002986e9" style:font-size-asian="12pt" style:font-size-complex="12pt"/>
    </style:style>
    <style:style style:name="P16" style:family="paragraph" style:parent-style-name="Standard">
      <style:text-properties style:font-name="DejaVu Sans" fo:font-size="10pt" fo:language="en" fo:country="GB" style:font-size-asian="10pt" style:font-size-complex="10pt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/>
      <style:text-properties style:font-name="DejaVu Sans" fo:font-size="10pt" fo:language="en" fo:country="GB" style:font-size-asian="10pt" style:font-size-complex="10pt"/>
    </style:style>
    <style:style style:name="P18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986e9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986e9" style:text-blinking="false" fo:background-color="transparent" loext:padding="0cm" loext:border="none"/>
    </style:style>
    <style:style style:name="P22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986e9"/>
    </style:style>
    <style:style style:name="P23" style:family="paragraph" style:parent-style-name="Contents_20_1">
      <style:paragraph-properties>
        <style:tab-stops>
          <style:tab-stop style:position="17.201cm" style:type="right" style:leader-style="dotted" style:leader-text="."/>
        </style:tab-stops>
      </style:paragraph-properties>
    </style:style>
    <style:style style:name="P24" style:family="paragraph" style:parent-style-name="Standard">
      <style:text-properties officeooo:paragraph-rsid="002986e9"/>
    </style:style>
    <style:style style:name="P25" style:family="paragraph" style:parent-style-name="Heading_20_1">
      <style:text-properties fo:language="en" fo:country="GB"/>
    </style:style>
    <style:style style:name="P26" style:family="paragraph" style:parent-style-name="Standard" style:master-page-name="First_20_Page">
      <style:paragraph-properties style:page-number="auto"/>
      <style:text-properties officeooo:paragraph-rsid="002986e9"/>
    </style:style>
    <style:style style:name="P27" style:family="paragraph" style:parent-style-name="Standard" style:master-page-name="Standard">
      <style:paragraph-properties style:page-number="auto"/>
      <style:text-properties fo:language="en" fo:country="GB"/>
    </style:style>
    <style:style style:name="P28" style:family="paragraph" style:parent-style-name="Standard">
      <style:text-properties fo:language="en" fo:country="GB"/>
    </style:style>
    <style:style style:name="P29" style:family="paragraph" style:parent-style-name="Text_20_body" style:list-style-name="L1">
      <style:text-properties fo:language="en" fo:country="GB"/>
    </style:style>
    <style:style style:name="P30" style:family="paragraph" style:parent-style-name="Text_20_body" style:list-style-name="L2">
      <style:text-properties fo:language="en" fo:country="GB" officeooo:rsid="00219e9f" officeooo:paragraph-rsid="00219e9f"/>
    </style:style>
    <style:style style:name="P31" style:family="paragraph" style:parent-style-name="Text_20_body" style:list-style-name="L3">
      <style:text-properties fo:language="en" fo:country="GB" officeooo:rsid="00219e9f" officeooo:paragraph-rsid="00219e9f"/>
    </style:style>
    <style:style style:name="P32" style:family="paragraph" style:parent-style-name="Text_20_body" style:list-style-name="L3">
      <style:text-properties fo:language="en" fo:country="GB" officeooo:rsid="0021ff4c" officeooo:paragraph-rsid="0021ff4c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2a79ea"/>
    </style:style>
    <style:style style:name="T3" style:family="text">
      <style:text-properties fo:color="#999966" loext:opacity="100%" officeooo:rsid="002c40cd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style:font-name="Webdings" fo:font-size="14pt" style:font-name-asian="Webdings" style:font-size-asian="14pt" style:font-name-complex="Webdings" style:font-size-complex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10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986e9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3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9925f" style:text-blinking="false" fo:background-color="transparent" loext:char-shading-value="0" style:font-size-asian="36pt" style:font-size-complex="36pt"/>
    </style:style>
    <style:style style:name="T14" style:family="text">
      <style:text-properties officeooo:rsid="001cd66b"/>
    </style:style>
    <style:style style:name="T15" style:family="text">
      <style:text-properties officeooo:rsid="001dce2c"/>
    </style:style>
    <style:style style:name="T16" style:family="text">
      <style:text-properties officeooo:rsid="001e668c"/>
    </style:style>
    <style:style style:name="T17" style:family="text">
      <style:text-properties officeooo:rsid="00219e9f"/>
    </style:style>
    <style:style style:name="T18" style:family="text">
      <style:text-properties officeooo:rsid="002338d8"/>
    </style:style>
    <style:style style:name="T19" style:family="text">
      <style:text-properties officeooo:rsid="002671ee"/>
    </style:style>
    <style:style style:name="T20" style:family="text">
      <style:text-properties officeooo:rsid="0028d6d6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style:font-name="Calibri" fo:font-size="12pt" style:font-size-asian="12pt" style:font-size-complex="12pt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7" text:name="NumeroTema"/>
        <text:user-field-decl office:value-type="string" office:string-value="Windows administration -Part 1-" text:name="Tema"/>
      </text:user-field-decls>
      <draw:frame draw:style-name="fr1" draw:name="Marco1" text:anchor-type="page" text:anchor-page-number="1" svg:x="2.053cm" svg:y="14.168cm" svg:width="17.009cm" draw:z-index="0">
        <draw:text-box fo:min-height="2.224cm">
          <text:p text:style-name="P9"/>
          <text:p text:style-name="P9"><text:user-field-get text:name="Modulo">Computer Systems</text:user-field-get></text:p>
          <text:p text:style-name="P9">CFGS DAW</text:p>
        </draw:text-box>
      </draw:frame>
      <text:p text:style-name="P26"/>
      <text:p text:style-name="P24"/>
      <text:p text:style-name="P24"/>
      <text:p text:style-name="P24"/>
      <text:p text:style-name="P10"><text:span text:style-name="T8">Computer Systems – </text:span><text:span text:style-name="T10">Study guide </text:span><text:span text:style-name="T9">1</text:span><text:span text:style-name="T11"><text:line-break/></text:span><text:span text:style-name="T12">UD 0</text:span><text:span text:style-name="T13">7</text:span><text:span text:style-name="T12">. </text:span><text:span text:style-name="T21"><text:user-field-get text:name="Tema">Windows administration -Part 1-</text:user-field-get></text:span></text:p>
      <text:p text:style-name="P21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19">Sergio García / Alfredo Oltra</text:p>
      <text:p text:style-name="P18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22"><text:a xlink:type="simple" xlink:href="mailto:alfredo.oltra@ceedcv.es" text:style-name="Internet_20_link" text:visited-style-name="Visited_20_Internet_20_Link"><text:span text:style-name="T23">alfredo.oltra</text:span></text:a><text:a xlink:type="simple" xlink:href="mailto:alfredo.oltra@ceedcv.es" text:style-name="Internet_20_link" text:visited-style-name="Visited_20_Internet_20_Link"><text:span text:style-name="T23">@</text:span></text:a><text:a xlink:type="simple" xlink:href="mailto:alfredo.oltra@ceedcv.es" text:style-name="Internet_20_link" text:visited-style-name="Visited_20_Internet_20_Link"><text:span text:style-name="T23">ceedcv.e</text:span></text:a><text:a xlink:type="simple" xlink:href="mailto:alfredo.oltra@ceedcv.es" text:style-name="Internet_20_link" text:visited-style-name="Visited_20_Internet_20_Link"><text:span text:style-name="T7">s</text:span></text:a></text:p>
      <text:p text:style-name="P20">20<text:span text:style-name="T24">22</text:span>/20<text:span text:style-name="T25">2</text:span><text:span text:style-name="T24">3</text:span></text:p>
      <text:p text:style-name="P14"><text:tab/><text:tab/><text:tab/><text:tab/><text:tab/><text:tab/><text:tab/><text:tab/><text:tab/><text:tab/>Versión:<text:date style:data-style-name="N105" text:date-value="2022-07-29T20:55:02.365999692">220729</text:date>.<text:time style:data-style-name="N104" text:time-value="2022-07-29T20:55:02.365999692">2054</text:time></text:p>
      <text:p text:style-name="P15"/>
      <text:p text:style-name="P13"/>
      <text:p text:style-name="P13"/>
      <text:p text:style-name="P13"/>
      <text:p text:style-name="P12"/>
      <text:p text:style-name="P4"/>
      <text:p text:style-name="P4"/>
      <text:p text:style-name="P4"/>
      <text:p text:style-name="P4"/>
      <text:p text:style-name="P11"><text:soft-page-break/>Licencia</text:p>
      <text:p text:style-name="P4"/>
      <text:p text:style-name="P17"><text:span text:style-name="T6">Reconocimiento – NoComercial – CompartirIgual (by-nc-sa)</text:span>: No se permite un uso comercial de la obra original ni de las posibles obras derivadas, la distribución de las cuales se debe hacer con una licencia igual a la que regula la obra original.</text:p>
      <text:p text:style-name="P16"/>
      <text:p text:style-name="P16"><text:s/></text:p>
      <text:p text:style-name="P11">Nomenclatura</text:p>
      <text:p text:style-name="P7"/>
      <text:p text:style-name="P7">A lo largo de este tema se utilizarán distintos símbolos para distinguir elementos importantes dentro del contenido. Estos símbolos son:</text:p>
      <text:p text:style-name="P7"/>
      <text:p text:style-name="P5"><text:span text:style-name="T5"> </text:span>Importante</text:p>
      <text:p text:style-name="P8"/>
      <text:p text:style-name="P5"><text:span text:style-name="T5"> </text:span>Atención</text:p>
      <text:p text:style-name="P8"/>
      <text:p text:style-name="P5"><text:span text:style-name="T5"></text:span> <text:s/>Interesante</text:p>
      <text:h text:style-name="P25" text:outline-level="1" text:is-list-header="true"/>
      <text:table-of-content text:style-name="Sect1" text:protected="true" text:name="Índice de contenido1">
        <text:table-of-content-source text:outline-level="9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23">1. Data<text:tab/>3</text:p>
          <text:p text:style-name="P23">2. Previous knowledge<text:tab/>3</text:p>
          <text:p text:style-name="P23">3. Objectives<text:tab/>3</text:p>
          <text:p text:style-name="P23">4. Contents<text:tab/>3</text:p>
          <text:p text:style-name="P23">5. Activities<text:tab/>3</text:p>
          <text:p text:style-name="P23">6. Recommendations<text:tab/>3</text:p>
        </text:index-body>
      </text:table-of-content>
      <text:p text:style-name="P4"/>
      <text:p text:style-name="P27"/>
      <text:p text:style-name="P6">UD0<text:user-field-get text:name="NumeroTema">7</text:user-field-get>. <text:user-field-get text:name="Tema">Windows administration -Part 1-</text:user-field-get></text:p>
      <text:h text:style-name="P25" text:outline-level="1">Data</text:h>
      <text:p text:style-name="P7">From <text:span text:style-name="T17">16</text:span>/1<text:span text:style-name="T17">2</text:span>/201<text:span text:style-name="T20">9</text:span> to <text:span text:style-name="T18">22</text:span>/1<text:span text:style-name="T16">2</text:span>/201<text:span text:style-name="T20">9</text:span>. The length of the unit <text:span text:style-name="T17">(part 1)</text:span> is 1 week (8 hours).</text:p>
      <text:h text:style-name="P25" text:outline-level="1">Previous knowledge</text:h>
      <text:p text:style-name="P7">Previous units, specially unit 0<text:span text:style-name="T14">5</text:span></text:p>
      <text:h text:style-name="P25" text:outline-level="1">Objectives</text:h>
      <text:list xml:id="list3877121075" text:style-name="L1">
        <text:list-item>
          <text:p text:style-name="P29">To learn <text:span text:style-name="T17">basics using Windows 10.</text:span></text:p>
        </text:list-item>
        <text:list-item>
          <text:p text:style-name="P29"><text:span text:style-name="T17">To learn how to use command console</text:span>.</text:p>
        </text:list-item>
      </text:list>
      <text:h text:style-name="P25" text:outline-level="1">Contents</text:h>
      <text:list xml:id="list1596240519" text:style-name="L2">
        <text:list-item>
          <text:p text:style-name="P30">Window 10 features</text:p>
        </text:list-item>
        <text:list-item>
          <text:p text:style-name="P30">File systems</text:p>
        </text:list-item>
        <text:list-item>
          <text:p text:style-name="P30">Applications</text:p>
        </text:list-item>
        <text:list-item>
          <text:p text:style-name="P30">Managing user accounts</text:p>
        </text:list-item>
        <text:list-item>
          <text:p text:style-name="P30">Basic use of console</text:p>
        </text:list-item>
        <text:list-item>
          <text:p text:style-name="P30">Help command</text:p>
        </text:list-item>
      </text:list>
      <text:h text:style-name="P25" text:outline-level="1">Activities</text:h>
      <text:list xml:id="list1253914642" text:style-name="L3">
        <text:list-item>
          <text:p text:style-name="P32">One solved activity as example of command line usage.</text:p>
        </text:list-item>
        <text:list-item>
          <text:p text:style-name="P31">Research and development activities<text:span text:style-name="T15">.</text:span></text:p>
        </text:list-item>
      </text:list>
      <text:h text:style-name="P25" text:outline-level="1">Recommendations</text:h>
      <text:p text:style-name="P7">Try to follow visual guides and video tutorials about how to assemble a computer, because text is not enough to understand whole process.</text:p>
      <text:p text:style-name="P7">The activities help you <text:span text:style-name="T19">to order</text:span> and clarify ideas. <text:span text:style-name="T19">Besides,</text:span> there are <text:span text:style-name="T19">tests</text:span> to help you <text:span text:style-name="T19">to check</text:span> your knowled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" svg:font-family="'DejaVu Sans'" style:font-family-generic="swiss" style:font-pitch="variable"/>
    <style:font-face style:name="Leelawadee UI" svg:font-family="'Leelawadee UI'" style:font-family-generic="swiss" style:font-pitch="variabl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penSymbol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  <style:font-face style:name="Webdings" svg:font-family="Webdings" style:font-adornments="Predeterminado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time-style style:name="N10111" number:language="en" number:country="GB">
      <number:hours number:style="long"/>
      <number:minutes number:style="long"/>
    </number:time-style>
    <number:date-style style:name="N10112" number:language="en" number:country="GB">
      <number:year/>
      <number:month number:style="long"/>
      <number:day number:style="long"/>
    </number:date-style>
    <number:time-style style:name="N20121" number:language="en" number:country="US">
      <number:hours number:style="long"/>
      <number:minutes number:style="long"/>
    </number:time-style>
    <number:date-style style:name="N20122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fo:color="#999966" loext:opacity="100%" officeooo:rsid="002c40cd"/>
    </style:style>
    <style:style style:name="MT3" style:family="text">
      <style:text-properties fo:color="#999966" loext:opacity="100%" officeooo:rsid="002a79ea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7" text:name="NumeroTema"/>
          <text:user-field-decl office:value-type="string" office:string-value="Windows administration -Part 1-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7</text:user-field-get></text:span><text:span text:style-name="MT1">. </text:span><text:span text:style-name="MT1"><text:user-field-get text:name="Tema">Windows administration -Part 1-</text:user-field-get></text:span></text:p>
      </style:header>
      <style:footer>
        <text:user-field-decls>
          <text:user-field-decl office:value-type="string" office:string-value="7" text:name="NumeroTema"/>
        </text:user-field-decls>
        <text:p text:style-name="MP2"><text:span text:style-name="MT1">CF</text:span><text:span text:style-name="MT2">G</text:span><text:span text:style-name="MT1">S. D</text:span><text:span text:style-name="MT3">AM/DAW</text:span><text:span text:style-name="MT1"><text:tab/><text:tab/></text:span><text:span text:style-name="MT1"><text:user-field-get text:name="NumeroTema">7</text:user-field-get></text:span><text:span text:style-name="MT1">.</text:span><text:span text:style-name="MT1"><text:page-number text:select-page="current">3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9-15T13:17:11.549477348</meta:creation-date>
    <meta:editing-duration>P1DT15H11M36S</meta:editing-duration>
    <meta:editing-cycles>36</meta:editing-cycles>
    <meta:generator>LibreOffice/7.3.2.2$Windows_X86_64 LibreOffice_project/49f2b1bff42cfccbd8f788c8dc32c1c309559be0</meta:generator>
    <dc:date>2022-07-29T20:55:02.121000000</dc:date>
    <meta:print-date>2016-11-26T23:55:33.915000000</meta:print-date>
    <meta:document-statistic meta:table-count="0" meta:image-count="1" meta:object-count="0" meta:page-count="3" meta:paragraph-count="48" meta:word-count="262" meta:character-count="1629" meta:non-whitespace-character-count="1410"/>
    <meta:template xlink:type="simple" xlink:actuate="onRequest" xlink:title="Plantilla CEED" xlink:href="../../.config/libreoffice/4/user/template/Plantilla%20CEED.ott" meta:date="2016-09-15T13:17:11.020000000"/>
  </office:meta>
</office:document-meta>
</file>